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ucida Console', 'DejaVu Sans Mono', Monaco, 'Courier New', monospace"/>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Standard">
      <style:text-properties fo:font-size="30pt" style:font-size-asian="30pt" style:font-size-complex="30pt"/>
    </style:style>
    <style:style style:name="P3" style:family="paragraph" style:parent-style-name="Standard">
      <style:paragraph-properties fo:text-align="center" style:justify-single-word="false"/>
      <style:text-properties fo:font-size="30pt" fo:font-weight="bold" style:font-size-asian="30pt" style:font-weight-asian="bold" style:font-size-complex="30pt" style:font-weight-complex="bold"/>
    </style:style>
    <style:style style:name="P4" style:family="paragraph" style:parent-style-name="Standard">
      <style:paragraph-properties fo:text-align="center" style:justify-single-word="false"/>
      <style:text-properties fo:font-size="22pt" fo:font-weight="normal" style:font-size-asian="22pt" style:font-weight-asian="normal" style:font-size-complex="22pt" style:font-weight-complex="normal"/>
    </style:style>
    <style:style style:name="P5" style:family="paragraph" style:parent-style-name="Standard">
      <style:paragraph-properties fo:text-align="start" style:justify-single-word="false"/>
      <style:text-properties fo:font-size="22pt" fo:font-weight="normal" style:font-size-asian="22pt" style:font-weight-asian="normal" style:font-size-complex="22pt" style:font-weight-complex="normal"/>
    </style:style>
    <style:style style:name="P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Heading_20_3">
      <style:text-properties fo:language="en" fo:country="US"/>
    </style:style>
    <style:style style:name="P9" style:family="paragraph" style:parent-style-name="Heading_20_7">
      <style:text-properties fo:language="en" fo:country="US"/>
    </style:style>
    <style:style style:name="P10" style:family="paragraph" style:parent-style-name="Heading_20_5">
      <style:text-properties fo:language="en" fo:country="U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5">
      <style:paragraph-properties>
        <style:tab-stops>
          <style:tab-stop style:position="15.004cm" style:type="right" style:leader-style="dotted" style:leader-text="."/>
        </style:tab-stops>
      </style:paragraph-properties>
    </style:style>
    <style:style style:name="P13" style:family="paragraph" style:parent-style-name="Contents_20_7">
      <style:paragraph-properties>
        <style:tab-stops>
          <style:tab-stop style:position="14.005cm" style:type="right" style:leader-style="dotted" style:leader-text="."/>
        </style:tab-stops>
      </style:paragraph-properties>
    </style:style>
    <style:style style:name="P14" style:family="paragraph" style:parent-style-name="Text_20_body">
      <style:text-properties fo:language="en" fo:country="US"/>
    </style:style>
    <style:style style:name="T1" style:family="text">
      <style:text-properties fo:language="en" fo:country="U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3">F_</text:p>
      <text:p text:style-name="P6"/>
      <text:p text:style-name="P4">Asynchronous programming made eas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am Machiels</text:p>
      <text:p text:style-name="P5">13 October 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7">Preface<text:tab/>4</text:p>
          <text:p text:style-name="P7">Introduction<text:tab/>4</text:p>
          <text:p text:style-name="P11">Asynchronous programming<text:tab/>4</text:p>
          <text:p text:style-name="P11">Separation of concerns<text:tab/>5</text:p>
          <text:p text:style-name="P11">Modular application design<text:tab/>5</text:p>
          <text:p text:style-name="P11">Loosely coupled application logic<text:tab/>5</text:p>
          <text:p text:style-name="P11">Maintainable code<text:tab/>5</text:p>
          <text:p text:style-name="P11">Testable code<text:tab/>5</text:p>
          <text:p text:style-name="P11">Why Node.js<text:tab/>5</text:p>
          <text:p text:style-name="P11">Problem to solve (conclusion)<text:tab/>5</text:p>
          <text:p text:style-name="P11">Solution to the problem (conclusion)<text:tab/>5</text:p>
          <text:p text:style-name="P7">Application development<text:tab/>6</text:p>
          <text:p text:style-name="P11">Tools<text:tab/>6</text:p>
          <text:p text:style-name="P12">Continuous integration<text:tab/>6</text:p>
          <text:p text:style-name="P13">Integration tests<text:tab/>6</text:p>
          <text:p text:style-name="P13">Travis-ci<text:tab/>6</text:p>
          <text:p text:style-name="P12">Unit tests<text:tab/>6</text:p>
          <text:p text:style-name="P13">Mocha<text:tab/>6</text:p>
          <text:p text:style-name="P12">Code coverage<text:tab/>6</text:p>
          <text:p text:style-name="P13">Istanbul<text:tab/>6</text:p>
          <text:p text:style-name="P13">Coveralls<text:tab/>6</text:p>
          <text:p text:style-name="P12">In-line documentation<text:tab/>6</text:p>
          <text:p text:style-name="P13">JSDOC<text:tab/>6</text:p>
          <text:p text:style-name="P13">Inch-ci<text:tab/>6</text:p>
          <text:p text:style-name="P12">Code quality<text:tab/>6</text:p>
          <text:p text:style-name="P13">Codacy<text:tab/>6</text:p>
          <text:p text:style-name="P13">JSLint<text:tab/>6</text:p>
          <text:p text:style-name="P7">Application realization<text:tab/>7</text:p>
          <text:p text:style-name="P11">Pre-alpha<text:tab/>7</text:p>
          <text:p text:style-name="P11">Alpha<text:tab/>7</text:p>
          <text:p text:style-name="P11">Beta<text:tab/>7</text:p>
          <text:p text:style-name="P11">Release candidates<text:tab/>7</text:p>
          <text:p text:style-name="P12">Candidate 1<text:tab/>7</text:p>
          <text:p text:style-name="P12">Candidate 2<text:tab/>7</text:p>
          <text:p text:style-name="P12">Feedback<text:tab/>7</text:p>
          <text:p text:style-name="P11">Production release<text:tab/>7</text:p>
          <text:p text:style-name="P7">API<text:tab/>7</text:p>
          <text:p text:style-name="P11">getConstructor<text:tab/>7</text:p>
          <text:p text:style-name="P11">instance_modules<text:tab/>7</text:p>
          <text:p text:style-name="P11">methods<text:tab/>7</text:p>
          <text:p text:style-name="P12">next<text:tab/>7</text:p>
          <text:p text:style-name="P12">abort<text:tab/>7</text:p>
          <text:p text:style-name="P12">finish<text:tab/>7</text:p>
          <text:p text:style-name="P12">retryAll<text:tab/>7</text:p>
          <text:p text:style-name="P12">retryThis<text:tab/>7</text:p>
          <text:p text:style-name="P12">retryFrom<text:tab/>7</text:p>
          <text:p text:style-name="P12">retryMethod<text:tab/>7</text:p>
          <text:p text:style-name="P7">Flowcharts<text:tab/>8</text:p>
          <text:p text:style-name="P11">getConstructor<text:tab/>8</text:p>
          <text:p text:style-name="P11">next<text:tab/>8</text:p>
          <text:p text:style-name="P11">Simple program<text:tab/>8</text:p>
          <text:p text:style-name="P7"><text:soft-page-break/>Examples<text:tab/>8</text:p>
          <text:p text:style-name="P11">Minimal<text:tab/>8</text:p>
          <text:p text:style-name="P11">Source code collector<text:tab/>8</text:p>
          <text:p text:style-name="P11">HTTP request handler<text:tab/>8</text:p>
          <text:p text:style-name="P11">Database interface<text:tab/>8</text:p>
          <text:p text:style-name="P7">Project maintenance<text:tab/>8</text:p>
          <text:p text:style-name="P11">Project stability<text:tab/>8</text:p>
          <text:p text:style-name="P11">Future features<text:tab/>8</text:p>
          <text:p text:style-name="P7">Feedback<text:tab/>8</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Preface</text:h>
      <text:p text:style-name="P1">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Introduction</text:h>
      <text:p text:style-name="Text_20_body">Over the years it has become easier to give instructions to a computer by writing software because of abstraction. Nowadays anyone can open a browser, type some JavaScript in the developer console and for example test and use a calculator.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text:span text:style-name="T1">shift of focus.</text:span></text:p>
      <text:p text:style-name="Text_20_body">The result of programmers getting to focus more on actually translating an idea to a computer language instead of focussing on how to do the translation, results in growth of usable computational tasks for mankind to <text:span text:style-name="T1">use. A</text:span> way to contribute to this growth of usable computational tasks<text:span text:style-name="T1">,</text:span> is to tackle problems which arose <text:span text:style-name="T1">(or became more important) </text:span>because of new technological advancements. <text:span text:style-name="T1">Some</text:span> example<text:span text:style-name="T1">s are:</text:span> software that <text:span text:style-name="T1">has to </text:span>utilize multiple CPU cores<text:span text:style-name="T1">, </text:span>non blocking application <text:span text:style-name="T1">design and designing modular and loosely coupled applications.</text:span></text:p>
      <text:p text:style-name="Text_20_body">And then there is the <text:span text:style-name="T1">internet, which</text:span> also resulted in huge changes <text:span text:style-name="T1">in</text:span> what programmers have to focus on. Computers ha<text:span text:style-name="T1">ve</text:span> to perform different actions in a different manner, sometimes<text:span text:style-name="T1"> computers aren't even optimized to perform such </text:span>actions<text:span text:style-name="T1">. Let alone giving the computers instructions on how to perform these actions. That's where software comes in, building layers of abstraction so programmers get to focus on actually realizing ideas.</text:span></text:p>
      <text:h text:style-name="Heading_20_3" text:outline-level="3">Asynchronous programming</text:h>
      <text:p text:style-name="P1">Benefits</text:p>
      <text:p text:style-name="P1">Use cases</text:p>
      <text:p text:style-name="Text_20_body">Non blocking</text:p>
      <text:p text:style-name="Text_20_body">Multi-core if host allows</text:p>
      <text:h text:style-name="Heading_20_3" text:outline-level="3"><text:soft-page-break/>Separation of concerns</text:h>
      <text:h text:style-name="Heading_20_3" text:outline-level="3">Modular application design</text:h>
      <text:h text:style-name="Heading_20_3" text:outline-level="3">Loosely coupled application logic</text:h>
      <text:h text:style-name="Heading_20_3" text:outline-level="3">Maintainable code</text:h>
      <text:h text:style-name="Heading_20_3" text:outline-level="3">Testable code</text:h>
      <text:h text:style-name="Heading_20_3" text:outline-level="3">Why Node.js</text:h>
      <text:h text:style-name="Heading_20_3" text:outline-level="3"><text:span text:style-name="T1">Problem</text:span> to solve<text:span text:style-name="T1"> (conclusion)</text:span></text:h>
      <text:h text:style-name="Heading_20_3" text:outline-level="3">Solution to the problem<text:span text:style-name="T1"> (conclusion)</text:span></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Application development</text:h>
      <text:p text:style-name="P1">@TODO all</text:p>
      <text:h text:style-name="Heading_20_3" text:outline-level="3">Tools</text:h>
      <text:h text:style-name="P10" text:outline-level="5">Continuous integration</text:h>
      <text:h text:style-name="P9" text:outline-level="7">Integration tests</text:h>
      <text:h text:style-name="P9" text:outline-level="7">Travis-ci</text:h>
      <text:h text:style-name="P10" text:outline-level="5">Unit tests</text:h>
      <text:p text:style-name="Text_20_body"><text:span text:style-name="T1">Testing application functionality is important.</text:span></text:p>
      <text:h text:style-name="P9" text:outline-level="7">Mocha</text:h>
      <text:p text:style-name="Text_20_body"><text:span text:style-name="T1">Mocha JS testing framework.</text:span></text:p>
      <text:h text:style-name="P10" text:outline-level="5">Code coverage</text:h>
      <text:h text:style-name="P9" text:outline-level="7">Istanbul</text:h>
      <text:h text:style-name="P9" text:outline-level="7">Coveralls</text:h>
      <text:h text:style-name="P10" text:outline-level="5">In-line documentation</text:h>
      <text:h text:style-name="P9" text:outline-level="7">JSDOC</text:h>
      <text:h text:style-name="P9" text:outline-level="7">Inch-ci</text:h>
      <text:h text:style-name="P10" text:outline-level="5">Code quality</text:h>
      <text:h text:style-name="P9" text:outline-level="7">Codacy</text:h>
      <text:h text:style-name="Heading_20_7" text:outline-level="7"><text:span text:style-name="T1">JSLint</text:span></text:h>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h text:style-name="Heading_20_1" text:outline-level="1"><text:soft-page-break/>Application realization</text:h>
      <text:p text:style-name="P1">@TODO all</text:p>
      <text:h text:style-name="Heading_20_3" text:outline-level="3">Pre-alpha</text:h>
      <text:h text:style-name="Heading_20_3" text:outline-level="3">Alpha</text:h>
      <text:h text:style-name="Heading_20_3" text:outline-level="3">Beta</text:h>
      <text:h text:style-name="Heading_20_3" text:outline-level="3">Release candidates</text:h>
      <text:h text:style-name="Heading_20_5" text:outline-level="5">Candidate 1</text:h>
      <text:h text:style-name="Heading_20_5" text:outline-level="5">Candidate 2</text:h>
      <text:h text:style-name="Heading_20_5" text:outline-level="5">Feedback</text:h>
      <text:h text:style-name="Heading_20_3" text:outline-level="3">Production release</text:h>
      <text:p text:style-name="Text_20_body"/>
      <text:h text:style-name="Heading_20_1" text:outline-level="1">API</text:h>
      <text:p text:style-name="P1">@TODO all</text:p>
      <text:h text:style-name="P8" text:outline-level="3">getConstructor</text:h>
      <text:h text:style-name="P8" text:outline-level="3">instance_modules</text:h>
      <text:h text:style-name="P8" text:outline-level="3">methods</text:h>
      <text:h text:style-name="P10" text:outline-level="5">next</text:h>
      <text:h text:style-name="P10" text:outline-level="5">abort</text:h>
      <text:h text:style-name="P10" text:outline-level="5">finish</text:h>
      <text:h text:style-name="P10" text:outline-level="5">retryAll</text:h>
      <text:h text:style-name="P10" text:outline-level="5">retryThis</text:h>
      <text:h text:style-name="P10" text:outline-level="5">retryFrom</text:h>
      <text:h text:style-name="P10" text:outline-level="5">retryMethod</text:h>
      <text:p text:style-name="P1"/>
      <text:h text:style-name="Heading_20_1" text:outline-level="1"><text:soft-page-break/>Flowcharts</text:h>
      <text:p text:style-name="P1">@TODO all</text:p>
      <text:h text:style-name="P8" text:outline-level="3">getConstructor</text:h>
      <text:h text:style-name="P8" text:outline-level="3">next</text:h>
      <text:h text:style-name="P8" text:outline-level="3">Simple program</text:h>
      <text:p text:style-name="P1"/>
      <text:p text:style-name="P1"/>
      <text:p text:style-name="P1"/>
      <text:p text:style-name="P1"/>
      <text:p text:style-name="P1"/>
      <text:p text:style-name="P1"/>
      <text:p text:style-name="P1"/>
      <text:h text:style-name="Heading_20_1" text:outline-level="1">Examples</text:h>
      <text:p text:style-name="P1">@TODO all</text:p>
      <text:h text:style-name="P8" text:outline-level="3">Minimal</text:h>
      <text:h text:style-name="P8" text:outline-level="3">Source code collector</text:h>
      <text:h text:style-name="P8" text:outline-level="3">HTTP request handler</text:h>
      <text:h text:style-name="P8" text:outline-level="3">Database interface</text:h>
      <text:p text:style-name="P1"/>
      <text:h text:style-name="Heading_20_1" text:outline-level="1">Project maintenance</text:h>
      <text:p text:style-name="P1">@TODO all</text:p>
      <text:h text:style-name="P8" text:outline-level="3">Project stability</text:h>
      <text:h text:style-name="P8" text:outline-level="3">Future features</text:h>
      <text:p text:style-name="P1"/>
      <text:h text:style-name="Heading_20_1" text:outline-level="1">Feedback</text:h>
      <text:p text:style-name="P1">@TODO al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ucida Console', 'DejaVu Sans Mono', Monaco, 'Courier New', monospace"/>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m Machiels</meta:initial-creator>
    <meta:creation-date>2015-10-13T12:16:18.24</meta:creation-date>
    <dc:date>2015-10-13T15:10:09.04</dc:date>
    <dc:creator>Sam Machiels</dc:creator>
    <meta:editing-duration>PT2H12M22S</meta:editing-duration>
    <meta:editing-cycles>14</meta:editing-cycles>
    <meta:generator>OpenOffice/4.1.1$Win32 OpenOffice.org_project/411m6$Build-9775</meta:generator>
    <meta:document-statistic meta:table-count="0" meta:image-count="0" meta:object-count="0" meta:page-count="9" meta:paragraph-count="142" meta:word-count="605" meta:character-count="3853"/>
  </office:meta>
</office:document-meta>
</file>